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Preformatted_20_Text">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Preformatted_20_Text">
      <style:text-properties fo:font-size="16pt" style:font-size-asian="16pt" style:font-size-complex="16pt"/>
    </style:style>
    <style:style style:name="P4" style:family="paragraph" style:parent-style-name="Preformatted_20_Text">
      <style:paragraph-properties fo:text-align="center" style:justify-single-word="false"/>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ubmitted for the Degree of B.Sc. in Computer Science, <text:s/>2013</text:p>
      <text:p text:style-name="P3"/>
      <text:p text:style-name="Preformatted_20_Text"/>
      <text:p text:style-name="P1">Catalan Structures and Bijections</text:p>
      <text:p text:style-name="Preformatted_20_Text"/>
      <text:p text:style-name="Preformatted_20_Text"/>
      <text:p text:style-name="P2">Registration Number: 200902423</text:p>
      <text:p text:style-name="P2">Author: Stuart Paton</text:p>
      <text:p text:style-name="Preformatted_20_Text"/>
      <text:p text:style-name="Preformatted_20_Text"/>
      <text:p text:style-name="P3">Except where explicitly stated all the work in this report, including appendices, is my own and was carried out during my final year. It has not been submitted for assessment in any other context. </text:p>
      <text:p text:style-name="P3"/>
      <text:p text:style-name="P3"/>
      <text:p text:style-name="P3">Signed: _______________________________________________________</text:p>
      <text:p text:style-name="P3"/>
      <text:p text:style-name="P3">Date: _____________________</text:p>
      <text:p text:style-name="P3"/>
      <text:p text:style-name="P3"/>
      <text:p text:style-name="P3">I agree to this material being made available in whole or in part to benefit the education of future students.</text:p>
      <text:p text:style-name="P3"/>
      <text:p text:style-name="P3"/>
      <text:p text:style-name="P3">Signed: _______________________________________________________</text:p>
      <text:p text:style-name="P3"/>
      <text:p text:style-name="P3">Date: 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WenQuanYi Micro Hei"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7.594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3-26T13:58:44</dc:date>
    <dc:creator>Stuart CS2009</dc:creator>
    <meta:generator>LibreOffice/3.5$Linux_X86_64 LibreOffice_project/350m1$Build-2</meta:generator>
    <meta:editing-duration>PT10S</meta:editing-duration>
    <meta:editing-cycles>2</meta:editing-cycles>
    <meta:document-statistic meta:table-count="0" meta:image-count="0" meta:object-count="0" meta:page-count="1" meta:paragraph-count="10" meta:word-count="82" meta:character-count="630" meta:non-whitespace-character-count="556"/>
  </office:meta>
</office:document-meta>
</file>